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B0000004B00B68A248FBECF3C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width="17cm" svg:height="17cm" draw:z-index="0"><draw:image xlink:href="Pictures/10000000000004B0000004B00B68A248FBECF3C5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gl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gl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15T18:52:34.849383860</meta:creation-date>
    <meta:editing-duration>P16DT23H32M3S</meta:editing-duration>
    <meta:editing-cycles>2</meta:editing-cycles>
    <meta:generator>LibreOffice/6.4.7.2$Linux_X86_64 LibreOffice_project/40$Build-2</meta:generator>
    <meta:initial-creator>belay </meta:initial-creator>
    <dc:date>2023-02-01T19:10:34.032193033</dc:date>
    <dc:creator>belay </dc:creator>
    <meta:document-statistic meta:table-count="0" meta:image-count="1" meta:object-count="0" meta:page-count="1" meta:paragraph-count="0" meta:word-count="0" meta:character-count="0" meta:non-whitespace-character-count="0"/>
  </office:meta>
</office:document-meta>
</file>